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46595f" officeooo:paragraph-rsid="0046595f"/>
    </style:style>
    <style:style style:name="P2" style:family="paragraph" style:parent-style-name="Heading_20_2">
      <style:text-properties officeooo:rsid="0046595f" officeooo:paragraph-rsid="0046595f"/>
    </style:style>
    <style:style style:name="P3" style:family="paragraph" style:parent-style-name="Heading_20_1">
      <style:text-properties officeooo:rsid="0046595f" officeooo:paragraph-rsid="0046595f"/>
    </style:style>
    <style:style style:name="P4" style:family="paragraph" style:parent-style-name="Text_20_body">
      <style:text-properties officeooo:rsid="0046595f" officeooo:paragraph-rsid="0046595f"/>
    </style:style>
    <style:style style:name="P5" style:family="paragraph" style:parent-style-name="Text_20_body">
      <style:text-properties officeooo:paragraph-rsid="0046595f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7">
      <style:text-properties officeooo:paragraph-rsid="005763cb"/>
    </style:style>
    <style:style style:name="P10" style:family="paragraph" style:parent-style-name="Text_20_body">
      <style:text-properties officeooo:rsid="005763cb" officeooo:paragraph-rsid="005763cb"/>
    </style:style>
    <style:style style:name="P11" style:family="paragraph" style:parent-style-name="Text_20_body" style:list-style-name="L7">
      <style:text-properties officeooo:rsid="005763cb" officeooo:paragraph-rsid="00586d7f"/>
    </style:style>
    <style:style style:name="P12" style:family="paragraph" style:parent-style-name="Text_20_body" style:list-style-name="L7">
      <style:text-properties officeooo:rsid="00586d7f" officeooo:paragraph-rsid="00586d7f"/>
    </style:style>
    <style:style style:name="P13" style:family="paragraph" style:parent-style-name="Text_20_body">
      <style:text-properties officeooo:rsid="00590997" officeooo:paragraph-rsid="00590997"/>
    </style:style>
    <style:style style:name="T1" style:family="text">
      <style:text-properties officeooo:rsid="0055fcf9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5763cb"/>
    </style:style>
    <style:style style:name="T4" style:family="text">
      <style:text-properties officeooo:rsid="00586d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Beitragsordnung</text:span> des Vereins</text:h>
      <text:p text:style-name="P1">Open Medicine Association e.V. </text:p>
      <text:p text:style-name="P1">(nachfolgend Verein genannt)</text:p>
      <text:h text:style-name="P2" text:outline-level="2"/>
      <text:h text:style-name="Heading_20_2" text:outline-level="2">§ 1 Grundsatz</text:h>
      <text:p text:style-name="P10">Diese Beitragsordnung ist nicht Bestandteil der Satzung. Sie regelt die Beitragsverpflichtungen der Mitglieder sowie die Gebühren und Umlagen. Sie kann nur von der Mitgliederversammlung des Vereins geändert werden.</text:p>
      <text:p text:style-name="P4"/>
      <text:h text:style-name="Heading_20_2" text:outline-level="2"><text:bookmark text:name=".C2.A7_1._H.C3.B6he_der_Beitr.C3.A4ge"/>§ <text:span text:style-name="T3">2</text:span> Höhe der Beiträge</text:h>
      <text:list xml:id="list4653905113604072012" text:style-name="L5">
        <text:list-item>
          <text:p text:style-name="P6">Der jährliche Mitgliedsbeitrag für natürliche Personen beträgt <text:span text:style-name="T2">24</text:span> Euro. </text:p>
        </text:list-item>
        <text:list-item>
          <text:p text:style-name="P6">Der jährliche Mindest-Mitgliedsbeitrag für juristische Personen beträgt <text:span text:style-name="T2">100</text:span> <text:span text:style-name="T1">Euro</text:span>. Über Ausnahmen entscheidet der Vorstand auf Antrag. </text:p>
        </text:list-item>
        <text:list-item>
          <text:p text:style-name="P6">Ehrenmitglieder sind laut Satzung von der Beitragszahlung befreit. </text:p>
        </text:list-item>
      </text:list>
      <text:p text:style-name="Text_20_body"/>
      <text:h text:style-name="Heading_20_2" text:outline-level="2"><text:bookmark text:name=".C2.A7_2._Erm.C3.A4.C3.9Figung"/>§ <text:span text:style-name="T3">3</text:span> Ermäßigung</text:h>
      <text:list xml:id="list7475975066238765864" text:style-name="L6">
        <text:list-item>
          <text:p text:style-name="P7">Für Personen mit eingeschränkter finanzieller Leistungskraft (z.B. Schüler, Studenten, Arbeitslose, Rentner und Sozialhilfeempfänger) kann der Mitgliedsbeitrag auf Antrag ermäßigt werden. <text:span text:style-name="T1">Über einen schriftlich eingebrachten Antrag entscheidet der Vorstand.</text:span></text:p>
        </text:list-item>
        <text:list-item>
          <text:p text:style-name="P7">Der ermäßigte Beitrag beträgt jährlich <text:span text:style-name="T2">12</text:span> Euro.</text:p>
        </text:list-item>
      </text:list>
      <text:p text:style-name="Text_20_body"/>
      <text:h text:style-name="Heading_20_2" text:outline-level="2"><text:bookmark text:name=".C2.A7_3._F.C3.A4lligkeit.2FZahlungsweise"/>§ <text:span text:style-name="T3">4</text:span> Fälligkeit/Zahlungsweise</text:h>
      <text:list xml:id="list1005616635870570415" text:style-name="L7">
        <text:list-item>
          <text:p text:style-name="P9">Der Mitgliedsbeitrag wird jeweils zum <text:span text:style-name="T3">0</text:span>1. Januar bzw. mit der Annahme des Aufnahmeantrags in voller Höhe fällig. <text:span text:style-name="T3">Erfolgt der Vereinseintritt nach dem 30.06. erfolgt eine Berechnung von 50% des Beitragssatzes.</text:span></text:p>
        </text:list-item>
        <text:list-item>
          <text:p text:style-name="P8">Die <text:span text:style-name="T3">bevorzugte </text:span>Zahlung des Beitrages erfolgt im Lastschriftverfahren. Auf besonderen Wunsch kann der Beitrag auch per Überweisung gezahlt werden. Hierbei ist jeweils die Mitgliedsnummer anzugeben. <text:span text:style-name="T3">Mitglieder, die nicht am Abbuchungsverfahren teilnehmen, entrichten ihre Beiträge selbständig bis spätestens 15.01. eines jeden Jahres auf das Beitragskonto des Vereins.</text:span></text:p>
        </text:list-item>
        <text:list-item>
          <text:p text:style-name="P12"><text:soft-page-break/>Änderungen der Bankverbindung eines Mitglieds, welches am Lastschriftverfahren teilnimmt, sind dem Verein schnellstmöglich bekannt zu machen.</text:p>
        </text:list-item>
        <text:list-item>
          <text:p text:style-name="P11"><text:span text:style-name="T4">Bei fehlender Deckung des Girokontos eines Mitglieds werden entstandene Transaktionskosten an das Mitglied weitergegeben. </text:span></text:p>
        </text:list-item>
        <text:list-item>
          <text:p text:style-name="P11"><text:span text:style-name="T4">Bei einem Zahlungsverzug von ___ wird eine Mahnung an das Mitglied ausgesprochen mit der Bitte ihrer/seiner Zahlung schnellstmöglich nachzukommen. Wiederholter bzw. andauernder Zahlungsverzug ist ein Ausschlussgrund gemäß den Regelungen der Satzung. Eine Erhebung von Mahngebühren ist zunächst nicht vorgesehen.</text:span></text:p>
        </text:list-item>
      </text:list>
      <text:p text:style-name="P5"/>
      <text:p text:style-name="P5"/>
      <text:h text:style-name="Heading_20_2" text:outline-level="2">§ 5 Vereinskonto</text:h>
      <text:p text:style-name="P13">Alle Zahlungen sind an das folgende Konto zu leisten</text:p>
      <text:p text:style-name="P10">Bank</text:p>
      <text:p text:style-name="P10">BLZ</text:p>
      <text:p text:style-name="P10">Konto</text:p>
      <text:p text:style-name="P10">Überweisung auf andere Konten sind nicht zulässig und werden nicht als Zahlungen anerkan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start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799in" fo:margin-right="0in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4-12-16T16:04:32.372475083</meta:creation-date>
    <dc:date>2014-12-23T17:37:15.809294094</dc:date>
    <dc:creator>benni </dc:creator>
    <meta:editing-duration>PT14H33M49S</meta:editing-duration>
    <meta:editing-cycles>52</meta:editing-cycles>
    <meta:generator>LibreOffice/4.2.7.2$Linux_X86_64 LibreOffice_project/420m0$Build-2</meta:generator>
    <meta:document-statistic meta:table-count="0" meta:image-count="0" meta:object-count="0" meta:page-count="2" meta:paragraph-count="24" meta:word-count="303" meta:character-count="2291" meta:non-whitespace-character-count="2017"/>
  </office:meta>
</office:document-meta>
</file>